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 @ theta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y – prob</text:p>
          </table:table-cell>
          <table:table-cell office:value-type="string" calcext:value-type="string">
            <text:p>X1 * (y – prob)</text:p>
          </table:table-cell>
          <table:table-cell office:value-type="string" calcext:value-type="string">
            <text:p>X2 * (y – prob)</text:p>
          </table:table-cell>
          <table:table-cell office:value-type="string" calcext:value-type="string">
            <text:p>X3 * (y – prob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84702212980841" calcext:value-type="float">
            <text:p>0.098470221298084</text:p>
          </table:table-cell>
          <table:table-cell office:value-type="float" office:value="1" calcext:value-type="float">
            <text:p>1</text:p>
          </table:table-cell>
          <table:table-cell table:formula="of:=[.A2]*[.A$14]+[.B2]*[.B$14]+[.C2]*[.C$14]" office:value-type="float" office:value="0" calcext:value-type="float">
            <text:p>0</text:p>
          </table:table-cell>
          <table:table-cell table:formula="of:=1/(1+EXP(-[.E2]))" office:value-type="float" office:value="0.5" calcext:value-type="float">
            <text:p>0.5</text:p>
          </table:table-cell>
          <table:table-cell table:formula="of:=[.D2]-[.F2]" office:value-type="float" office:value="0.5" calcext:value-type="float">
            <text:p>0.5</text:p>
          </table:table-cell>
          <table:table-cell table:formula="of:=[.A2]*[.$G2]" office:value-type="float" office:value="0.5" calcext:value-type="float">
            <text:p>0.5</text:p>
          </table:table-cell>
          <table:table-cell table:formula="of:=[.B2]*[.$G2]" office:value-type="float" office:value="0" calcext:value-type="float">
            <text:p>0</text:p>
          </table:table-cell>
          <table:table-cell table:formula="of:=[.C2]*[.$G2]" office:value-type="float" office:value="0.049235110649042" calcext:value-type="float">
            <text:p>0.049235110649042</text:p>
          </table:table-cell>
          <table:table-cell table:formula="of:=([.B2]- MIN([.B$2:.B$11]))/ (MAX([.B$2:.B$11]) - MIN([.B$2:.B$11]))" office:value-type="float" office:value="0" calcext:value-type="float">
            <text:p>0</text:p>
          </table:table-cell>
          <table:table-cell table:formula="of:=([.C2]- MIN([.C$2:.C$11]))/ (MAX([.C$2:.C$11]) - MIN([.C$2:.C$11]))" office:value-type="float" office:value="0.0984702212980841" calcext:value-type="float">
            <text:p>0.098470221298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8461538461538" calcext:value-type="float">
            <text:p>0.338461538461538</text:p>
          </table:table-cell>
          <table:table-cell office:value-type="float" office:value="0.498143472449131" calcext:value-type="float">
            <text:p>0.498143472449131</text:p>
          </table:table-cell>
          <table:table-cell office:value-type="float" office:value="0" calcext:value-type="float">
            <text:p>0</text:p>
          </table:table-cell>
          <table:table-cell table:formula="of:=[.A3]*[.A$14]+[.B3]*[.B$14]+[.C3]*[.C$14]" office:value-type="float" office:value="0" calcext:value-type="float">
            <text:p>0</text:p>
          </table:table-cell>
          <table:table-cell table:formula="of:=1/(1+EXP(-[.E3]))" office:value-type="float" office:value="0.5" calcext:value-type="float">
            <text:p>0.5</text:p>
          </table:table-cell>
          <table:table-cell table:formula="of:=[.D3]-[.F3]" office:value-type="float" office:value="-0.5" calcext:value-type="float">
            <text:p>-0.5</text:p>
          </table:table-cell>
          <table:table-cell table:formula="of:=[.A3]*[.$G3]" office:value-type="float" office:value="-0.5" calcext:value-type="float">
            <text:p>-0.5</text:p>
          </table:table-cell>
          <table:table-cell table:formula="of:=[.B3]*[.$G3]" office:value-type="float" office:value="-0.169230769230769" calcext:value-type="float">
            <text:p>-0.169230769230769</text:p>
          </table:table-cell>
          <table:table-cell table:formula="of:=[.C3]*[.$G3]" office:value-type="float" office:value="-0.249071736224566" calcext:value-type="float">
            <text:p>-0.249071736224566</text:p>
          </table:table-cell>
          <table:table-cell table:formula="of:=([.B3]- MIN([.B$2:.B$11]))/ (MAX([.B$2:.B$11]) - MIN([.B$2:.B$11]))" office:value-type="float" office:value="0.338461538461538" calcext:value-type="float">
            <text:p>0.338461538461538</text:p>
          </table:table-cell>
          <table:table-cell table:formula="of:=([.C3]- MIN([.C$2:.C$11]))/ (MAX([.C$2:.C$11]) - MIN([.C$2:.C$11]))" office:value-type="float" office:value="0.498143472449131" calcext:value-type="float">
            <text:p>0.498143472449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0769230769231" calcext:value-type="float">
            <text:p>0.240769230769231</text:p>
          </table:table-cell>
          <table:table-cell office:value-type="float" office:value="0.0906728055844349" calcext:value-type="float">
            <text:p>0.090672805584435</text:p>
          </table:table-cell>
          <table:table-cell office:value-type="float" office:value="0" calcext:value-type="float">
            <text:p>0</text:p>
          </table:table-cell>
          <table:table-cell table:formula="of:=[.A4]*[.A$14]+[.B4]*[.B$14]+[.C4]*[.C$14]" office:value-type="float" office:value="0" calcext:value-type="float">
            <text:p>0</text:p>
          </table:table-cell>
          <table:table-cell table:formula="of:=1/(1+EXP(-[.E4]))" office:value-type="float" office:value="0.5" calcext:value-type="float">
            <text:p>0.5</text:p>
          </table:table-cell>
          <table:table-cell table:formula="of:=[.D4]-[.F4]" office:value-type="float" office:value="-0.5" calcext:value-type="float">
            <text:p>-0.5</text:p>
          </table:table-cell>
          <table:table-cell table:formula="of:=[.A4]*[.$G4]" office:value-type="float" office:value="-0.5" calcext:value-type="float">
            <text:p>-0.5</text:p>
          </table:table-cell>
          <table:table-cell table:formula="of:=[.B4]*[.$G4]" office:value-type="float" office:value="-0.120384615384615" calcext:value-type="float">
            <text:p>-0.120384615384615</text:p>
          </table:table-cell>
          <table:table-cell table:formula="of:=[.C4]*[.$G4]" office:value-type="float" office:value="-0.0453364027922174" calcext:value-type="float">
            <text:p>-0.045336402792218</text:p>
          </table:table-cell>
          <table:table-cell table:formula="of:=([.B4]- MIN([.B$2:.B$11]))/ (MAX([.B$2:.B$11]) - MIN([.B$2:.B$11]))" office:value-type="float" office:value="0.240769230769231" calcext:value-type="float">
            <text:p>0.240769230769231</text:p>
          </table:table-cell>
          <table:table-cell table:formula="of:=([.C4]- MIN([.C$2:.C$11]))/ (MAX([.C$2:.C$11]) - MIN([.C$2:.C$11]))" office:value-type="float" office:value="0.0906728055844349" calcext:value-type="float">
            <text:p>0.090672805584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84615384615385" calcext:value-type="float">
            <text:p>0.028461538461539</text:p>
          </table:table-cell>
          <table:table-cell office:value-type="float" office:value="0.448388534085846" calcext:value-type="float">
            <text:p>0.448388534085846</text:p>
          </table:table-cell>
          <table:table-cell office:value-type="float" office:value="0" calcext:value-type="float">
            <text:p>0</text:p>
          </table:table-cell>
          <table:table-cell table:formula="of:=[.A5]*[.A$14]+[.B5]*[.B$14]+[.C5]*[.C$14]" office:value-type="float" office:value="0" calcext:value-type="float">
            <text:p>0</text:p>
          </table:table-cell>
          <table:table-cell table:formula="of:=1/(1+EXP(-[.E5]))" office:value-type="float" office:value="0.5" calcext:value-type="float">
            <text:p>0.5</text:p>
          </table:table-cell>
          <table:table-cell table:formula="of:=[.D5]-[.F5]" office:value-type="float" office:value="-0.5" calcext:value-type="float">
            <text:p>-0.5</text:p>
          </table:table-cell>
          <table:table-cell table:formula="of:=[.A5]*[.$G5]" office:value-type="float" office:value="-0.5" calcext:value-type="float">
            <text:p>-0.5</text:p>
          </table:table-cell>
          <table:table-cell table:formula="of:=[.B5]*[.$G5]" office:value-type="float" office:value="-0.0142307692307692" calcext:value-type="float">
            <text:p>-0.014230769230769</text:p>
          </table:table-cell>
          <table:table-cell table:formula="of:=[.C5]*[.$G5]" office:value-type="float" office:value="-0.224194267042923" calcext:value-type="float">
            <text:p>-0.224194267042923</text:p>
          </table:table-cell>
          <table:table-cell table:formula="of:=([.B5]- MIN([.B$2:.B$11]))/ (MAX([.B$2:.B$11]) - MIN([.B$2:.B$11]))" office:value-type="float" office:value="0.0284615384615385" calcext:value-type="float">
            <text:p>0.028461538461539</text:p>
          </table:table-cell>
          <table:table-cell table:formula="of:=([.C5]- MIN([.C$2:.C$11]))/ (MAX([.C$2:.C$11]) - MIN([.C$2:.C$11]))" office:value-type="float" office:value="0.448388534085846" calcext:value-type="float">
            <text:p>0.4483885340858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6923076923077" calcext:value-type="float">
            <text:p>0.336923076923077</text:p>
          </table:table-cell>
          <table:table-cell office:value-type="float" office:value="0.114065052725382" calcext:value-type="float">
            <text:p>0.114065052725382</text:p>
          </table:table-cell>
          <table:table-cell office:value-type="float" office:value="0" calcext:value-type="float">
            <text:p>0</text:p>
          </table:table-cell>
          <table:table-cell table:formula="of:=[.A6]*[.A$14]+[.B6]*[.B$14]+[.C6]*[.C$14]" office:value-type="float" office:value="0" calcext:value-type="float">
            <text:p>0</text:p>
          </table:table-cell>
          <table:table-cell table:formula="of:=1/(1+EXP(-[.E6]))" office:value-type="float" office:value="0.5" calcext:value-type="float">
            <text:p>0.5</text:p>
          </table:table-cell>
          <table:table-cell table:formula="of:=[.D6]-[.F6]" office:value-type="float" office:value="-0.5" calcext:value-type="float">
            <text:p>-0.5</text:p>
          </table:table-cell>
          <table:table-cell table:formula="of:=[.A6]*[.$G6]" office:value-type="float" office:value="-0.5" calcext:value-type="float">
            <text:p>-0.5</text:p>
          </table:table-cell>
          <table:table-cell table:formula="of:=[.B6]*[.$G6]" office:value-type="float" office:value="-0.168461538461538" calcext:value-type="float">
            <text:p>-0.168461538461538</text:p>
          </table:table-cell>
          <table:table-cell table:formula="of:=[.C6]*[.$G6]" office:value-type="float" office:value="-0.0570325263626912" calcext:value-type="float">
            <text:p>-0.057032526362691</text:p>
          </table:table-cell>
          <table:table-cell table:formula="of:=([.B6]- MIN([.B$2:.B$11]))/ (MAX([.B$2:.B$11]) - MIN([.B$2:.B$11]))" office:value-type="float" office:value="0.336923076923077" calcext:value-type="float">
            <text:p>0.336923076923077</text:p>
          </table:table-cell>
          <table:table-cell table:formula="of:=([.C6]- MIN([.C$2:.C$11]))/ (MAX([.C$2:.C$11]) - MIN([.C$2:.C$11]))" office:value-type="float" office:value="0.114065052725382" calcext:value-type="float">
            <text:p>0.114065052725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8461538461538" calcext:value-type="float">
            <text:p>0.348461538461538</text:p>
          </table:table-cell>
          <table:table-cell office:value-type="float" office:value="0.957968216248329" calcext:value-type="float">
            <text:p>0.957968216248329</text:p>
          </table:table-cell>
          <table:table-cell office:value-type="float" office:value="0" calcext:value-type="float">
            <text:p>0</text:p>
          </table:table-cell>
          <table:table-cell table:formula="of:=[.A7]*[.A$14]+[.B7]*[.B$14]+[.C7]*[.C$14]" office:value-type="float" office:value="0" calcext:value-type="float">
            <text:p>0</text:p>
          </table:table-cell>
          <table:table-cell table:formula="of:=1/(1+EXP(-[.E7]))" office:value-type="float" office:value="0.5" calcext:value-type="float">
            <text:p>0.5</text:p>
          </table:table-cell>
          <table:table-cell table:formula="of:=[.D7]-[.F7]" office:value-type="float" office:value="-0.5" calcext:value-type="float">
            <text:p>-0.5</text:p>
          </table:table-cell>
          <table:table-cell table:formula="of:=[.A7]*[.$G7]" office:value-type="float" office:value="-0.5" calcext:value-type="float">
            <text:p>-0.5</text:p>
          </table:table-cell>
          <table:table-cell table:formula="of:=[.B7]*[.$G7]" office:value-type="float" office:value="-0.174230769230769" calcext:value-type="float">
            <text:p>-0.174230769230769</text:p>
          </table:table-cell>
          <table:table-cell table:formula="of:=[.C7]*[.$G7]" office:value-type="float" office:value="-0.478984108124165" calcext:value-type="float">
            <text:p>-0.478984108124165</text:p>
          </table:table-cell>
          <table:table-cell table:formula="of:=([.B7]- MIN([.B$2:.B$11]))/ (MAX([.B$2:.B$11]) - MIN([.B$2:.B$11]))" office:value-type="float" office:value="0.348461538461538" calcext:value-type="float">
            <text:p>0.348461538461538</text:p>
          </table:table-cell>
          <table:table-cell table:formula="of:=([.C7]- MIN([.C$2:.C$11]))/ (MAX([.C$2:.C$11]) - MIN([.C$2:.C$11]))" office:value-type="float" office:value="0.957968216248329" calcext:value-type="float">
            <text:p>0.957968216248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7692307692308" calcext:value-type="float">
            <text:p>0.177692307692308</text:p>
          </table:table-cell>
          <table:table-cell office:value-type="float" office:value="0.102183276399822" calcext:value-type="float">
            <text:p>0.102183276399822</text:p>
          </table:table-cell>
          <table:table-cell office:value-type="float" office:value="1" calcext:value-type="float">
            <text:p>1</text:p>
          </table:table-cell>
          <table:table-cell table:formula="of:=[.A8]*[.A$14]+[.B8]*[.B$14]+[.C8]*[.C$14]" office:value-type="float" office:value="0" calcext:value-type="float">
            <text:p>0</text:p>
          </table:table-cell>
          <table:table-cell table:formula="of:=1/(1+EXP(-[.E8]))" office:value-type="float" office:value="0.5" calcext:value-type="float">
            <text:p>0.5</text:p>
          </table:table-cell>
          <table:table-cell table:formula="of:=[.D8]-[.F8]" office:value-type="float" office:value="0.5" calcext:value-type="float">
            <text:p>0.5</text:p>
          </table:table-cell>
          <table:table-cell table:formula="of:=[.A8]*[.$G8]" office:value-type="float" office:value="0.5" calcext:value-type="float">
            <text:p>0.5</text:p>
          </table:table-cell>
          <table:table-cell table:formula="of:=[.B8]*[.$G8]" office:value-type="float" office:value="0.0888461538461539" calcext:value-type="float">
            <text:p>0.088846153846154</text:p>
          </table:table-cell>
          <table:table-cell table:formula="of:=[.C8]*[.$G8]" office:value-type="float" office:value="0.0510916381999109" calcext:value-type="float">
            <text:p>0.051091638199911</text:p>
          </table:table-cell>
          <table:table-cell table:formula="of:=([.B8]- MIN([.B$2:.B$11]))/ (MAX([.B$2:.B$11]) - MIN([.B$2:.B$11]))" office:value-type="float" office:value="0.177692307692308" calcext:value-type="float">
            <text:p>0.177692307692308</text:p>
          </table:table-cell>
          <table:table-cell table:formula="of:=([.C8]- MIN([.C$2:.C$11]))/ (MAX([.C$2:.C$11]) - MIN([.C$2:.C$11]))" office:value-type="float" office:value="0.102183276399822" calcext:value-type="float">
            <text:p>0.1021832763998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1538461538462" calcext:value-type="float">
            <text:p>0.571538461538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9]*[.A$14]+[.B9]*[.B$14]+[.C9]*[.C$14]" office:value-type="float" office:value="0" calcext:value-type="float">
            <text:p>0</text:p>
          </table:table-cell>
          <table:table-cell table:formula="of:=1/(1+EXP(-[.E9]))" office:value-type="float" office:value="0.5" calcext:value-type="float">
            <text:p>0.5</text:p>
          </table:table-cell>
          <table:table-cell table:formula="of:=[.D9]-[.F9]" office:value-type="float" office:value="-0.5" calcext:value-type="float">
            <text:p>-0.5</text:p>
          </table:table-cell>
          <table:table-cell table:formula="of:=[.A9]*[.$G9]" office:value-type="float" office:value="-0.5" calcext:value-type="float">
            <text:p>-0.5</text:p>
          </table:table-cell>
          <table:table-cell table:formula="of:=[.B9]*[.$G9]" office:value-type="float" office:value="-0.285769230769231" calcext:value-type="float">
            <text:p>-0.285769230769231</text:p>
          </table:table-cell>
          <table:table-cell table:formula="of:=[.C9]*[.$G9]" office:value-type="float" office:value="-0.5" calcext:value-type="float">
            <text:p>-0.5</text:p>
          </table:table-cell>
          <table:table-cell table:formula="of:=([.B9]- MIN([.B$2:.B$11]))/ (MAX([.B$2:.B$11]) - MIN([.B$2:.B$11]))" office:value-type="float" office:value="0.571538461538462" calcext:value-type="float">
            <text:p>0.571538461538462</text:p>
          </table:table-cell>
          <table:table-cell table:formula="of:=([.C9]- MIN([.C$2:.C$11]))/ (MAX([.C$2:.C$11]) - MIN([.C$2:.C$11])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]*[.A$14]+[.B10]*[.B$14]+[.C10]*[.C$14]" office:value-type="float" office:value="0" calcext:value-type="float">
            <text:p>0</text:p>
          </table:table-cell>
          <table:table-cell table:formula="of:=1/(1+EXP(-[.E10]))" office:value-type="float" office:value="0.5" calcext:value-type="float">
            <text:p>0.5</text:p>
          </table:table-cell>
          <table:table-cell table:formula="of:=[.D10]-[.F10]" office:value-type="float" office:value="0.5" calcext:value-type="float">
            <text:p>0.5</text:p>
          </table:table-cell>
          <table:table-cell table:formula="of:=[.A10]*[.$G10]" office:value-type="float" office:value="0.5" calcext:value-type="float">
            <text:p>0.5</text:p>
          </table:table-cell>
          <table:table-cell table:formula="of:=[.B10]*[.$G10]" office:value-type="float" office:value="0.5" calcext:value-type="float">
            <text:p>0.5</text:p>
          </table:table-cell>
          <table:table-cell table:formula="of:=[.C10]*[.$G10]" office:value-type="float" office:value="0" calcext:value-type="float">
            <text:p>0</text:p>
          </table:table-cell>
          <table:table-cell table:formula="of:=([.B10]- MIN([.B$2:.B$11]))/ (MAX([.B$2:.B$11]) - MIN([.B$2:.B$11]))" office:value-type="float" office:value="1" calcext:value-type="float">
            <text:p>1</text:p>
          </table:table-cell>
          <table:table-cell table:formula="of:=([.C10]- MIN([.C$2:.C$11]))/ (MAX([.C$2:.C$11]) - MIN([.C$2:.C$1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7692307692308" calcext:value-type="float">
            <text:p>0.567692307692308</text:p>
          </table:table-cell>
          <table:table-cell office:value-type="float" office:value="0.951061933759097" calcext:value-type="float">
            <text:p>0.951061933759097</text:p>
          </table:table-cell>
          <table:table-cell office:value-type="float" office:value="0" calcext:value-type="float">
            <text:p>0</text:p>
          </table:table-cell>
          <table:table-cell table:formula="of:=[.A11]*[.A$14]+[.B11]*[.B$14]+[.C11]*[.C$14]" office:value-type="float" office:value="0" calcext:value-type="float">
            <text:p>0</text:p>
          </table:table-cell>
          <table:table-cell table:formula="of:=1/(1+EXP(-[.E11]))" office:value-type="float" office:value="0.5" calcext:value-type="float">
            <text:p>0.5</text:p>
          </table:table-cell>
          <table:table-cell table:formula="of:=[.D11]-[.F11]" office:value-type="float" office:value="-0.5" calcext:value-type="float">
            <text:p>-0.5</text:p>
          </table:table-cell>
          <table:table-cell table:formula="of:=[.A11]*[.$G11]" office:value-type="float" office:value="-0.5" calcext:value-type="float">
            <text:p>-0.5</text:p>
          </table:table-cell>
          <table:table-cell table:formula="of:=[.B11]*[.$G11]" office:value-type="float" office:value="-0.283846153846154" calcext:value-type="float">
            <text:p>-0.283846153846154</text:p>
          </table:table-cell>
          <table:table-cell table:formula="of:=[.C11]*[.$G11]" office:value-type="float" office:value="-0.475530966879548" calcext:value-type="float">
            <text:p>-0.475530966879548</text:p>
          </table:table-cell>
          <table:table-cell table:formula="of:=([.B11]- MIN([.B$2:.B$11]))/ (MAX([.B$2:.B$11]) - MIN([.B$2:.B$11]))" office:value-type="float" office:value="0.567692307692308" calcext:value-type="float">
            <text:p>0.567692307692308</text:p>
          </table:table-cell>
          <table:table-cell table:formula="of:=([.C11]- MIN([.C$2:.C$11]))/ (MAX([.C$2:.C$11]) - MIN([.C$2:.C$11]))" office:value-type="float" office:value="0.951061933759097" calcext:value-type="float">
            <text:p>0.951061933759097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16153923076923" calcext:value-type="float">
            <text:p>0.416153923076923</text:p>
          </table:table-cell>
          <table:table-cell office:value-type="float" office:value="-0.127209267785534" calcext:value-type="float">
            <text:p>-0.127209267785534</text:p>
          </table:table-cell>
          <table:table-cell table:number-columns-repeated="4"/>
          <table:table-cell table:formula="of:=SUM([.H2:.H11])" office:value-type="float" office:value="-2" calcext:value-type="float">
            <text:p>-2</text:p>
          </table:table-cell>
          <table:table-cell table:formula="of:=SUM([.I2:.I11])" office:value-type="float" office:value="-0.627307692307692" calcext:value-type="float">
            <text:p>-0.627307692307692</text:p>
          </table:table-cell>
          <table:table-cell table:formula="of:=SUM([.J2:.J11])" office:value-type="float" office:value="-1.92982325857716" calcext:value-type="float">
            <text:p>-1.92982325857716</text:p>
          </table:table-cell>
          <table:table-cell table:formula="of:=([.B12]- MIN([.B$2:.B$11]))/ (MAX([.B$2:.B$11]) - MIN([.B$2:.B$11]))" office:value-type="float" office:value="0.416153923076923" calcext:value-type="float">
            <text:p>0.416153923076923</text:p>
          </table:table-cell>
          <table:table-cell table:formula="of:=([.C12]- MIN([.C$2:.C$11]))/ (MAX([.C$2:.C$11]) - MIN([.C$2:.C$11]))" office:value-type="float" office:value="-0.127209267785534" calcext:value-type="float">
            <text:p>-0.127209267785534</text:p>
          </table:table-cell>
        </table:table-row>
        <table:table-row table:style-name="ro1">
          <table:table-cell office:value-type="string" calcext:value-type="string">
            <text:p>theta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]+[.$B$12]*[.H12]" office:value-type="float" office:value="-0.832307846153846" calcext:value-type="float">
            <text:p>-0.832307846153846</text:p>
          </table:table-cell>
          <table:table-cell table:formula="of:=[.B14]+[.$B$12]*[.I12]" office:value-type="float" office:value="-0.261056557130177" calcext:value-type="float">
            <text:p>-0.261056557130177</text:p>
          </table:table-cell>
          <table:table-cell table:formula="of:=[.C14]+[.$B$12]*[.J12]" office:value-type="float" office:value="-0.803103519901975" calcext:value-type="float">
            <text:p>-0.80310351990197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0T18:40:41.264843850</dc:date>
    <meta:editing-duration>PT5M51S</meta:editing-duration>
    <meta:editing-cycles>1</meta:editing-cycles>
    <meta:generator>LibreOffice/6.0.7.3$Linux_X86_64 LibreOffice_project/00m0$Build-3</meta:generator>
    <meta:document-statistic meta:table-count="1" meta:cell-count="145" meta:object-count="0"/>
  </office:meta>
</office:document-meta>
</file>